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5000002C2A8B90B5B92B3A271.png" manifest:media-type="image/png"/>
  <manifest:file-entry manifest:full-path="Pictures/100002010000030800000205A505EDBF0E33A821.png" manifest:media-type="image/png"/>
  <manifest:file-entry manifest:full-path="Pictures/10001F5A00002658000032D926FB621B8A58DFAC.svg" manifest:media-type="image/svg+xml"/>
  <manifest:file-entry manifest:full-path="Pictures/10000000000001FB000001A17B558C8C7842B09E.jpg" manifest:media-type="image/jpeg"/>
  <manifest:file-entry manifest:full-path="Pictures/10000000000001FD000001B0EEF4BBD06EE16265.jpg" manifest:media-type="image/jpeg"/>
  <manifest:file-entry manifest:full-path="Pictures/10007C8D00008D7D00008CDF1DCBB215D666F1D0.svg" manifest:media-type="image/svg+xml"/>
  <manifest:file-entry manifest:full-path="Pictures/10006A1E000050340000356F48DA247348E95F7C.svg" manifest:media-type="image/svg+xml"/>
  <manifest:file-entry manifest:full-path="Pictures/10000201000004FD000001870C3C208C1567E836.png" manifest:media-type="image/png"/>
  <manifest:file-entry manifest:full-path="Pictures/1000020100000173000001EC0D66FF23304023C5.png" manifest:media-type="image/png"/>
  <manifest:file-entry manifest:full-path="Pictures/1000626E0000864100002922C24E3FA74F45E1A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outline1">
      <style:graphic-properties fo:min-height="11.93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Слабосвязанные сервисы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Гибридная архитектура</text:p>
          </draw:text-box>
        </draw:frame>
        <draw:frame draw:style-name="gr2" draw:text-style-name="P3" draw:layer="layout" svg:width="24cm" svg:height="7.352cm" svg:x="2cm" svg:y="8.414cm" presentation:class="graphic">
          <draw:image xlink:href="Pictures/1000626E0000864100002922C24E3FA74F45E1AA.svg" xlink:type="simple" xlink:show="embed" xlink:actuate="onLoad" loext:mime-type="image/svg+xml">
            <text:p/>
          </draw:image>
          <draw:image xlink:href="Pictures/10000201000004FD000001870C3C208C1567E83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Слабосвязанный сервис</text:p>
          </draw:text-box>
        </draw:frame>
        <draw:frame presentation:style-name="pr6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Сервис, оперирующий только своей предметной областью</text:p>
              </text:list-item>
              <text:list-item>
                <text:p>Входные и выходные данные в своей предметной обла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Бизнес-процесс</text:p>
          </draw:text-box>
        </draw:frame>
        <draw:frame draw:style-name="gr3" draw:text-style-name="P5" draw:layer="layout" svg:width="18.616cm" svg:height="15.8cm" svg:x="5.15cm" svg:y="3.8cm" presentation:class="graphic" presentation:user-transformed="true">
          <draw:image xlink:href="Pictures/10000000000001FD000001B0EEF4BBD06EE1626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Маркер</text:p>
          </draw:text-box>
        </draw:frame>
        <draw:frame draw:style-name="gr2" draw:text-style-name="P3" draw:layer="layout" svg:width="14.808cm" svg:height="12.18cm" svg:x="6.596cm" svg:y="6cm" presentation:class="graphic">
          <draw:image xlink:href="Pictures/10000000000001FB000001A17B558C8C7842B09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Вызовы сервисов</text:p>
          </draw:text-box>
        </draw:frame>
        <draw:frame draw:style-name="gr3" draw:text-style-name="P5" draw:layer="layout" svg:width="9.184cm" svg:height="12.18cm" svg:x="9.408cm" svg:y="6cm" presentation:class="graphic" presentation:user-transformed="true">
          <draw:image xlink:href="Pictures/10001F5A00002658000032D926FB621B8A58DFAC.svg" xlink:type="simple" xlink:show="embed" xlink:actuate="onLoad" loext:mime-type="image/svg+xml">
            <text:p/>
          </draw:image>
          <draw:image xlink:href="Pictures/1000020100000173000001EC0D66FF23304023C5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draw:style-name="gr2" draw:text-style-name="P3" draw:layer="layout" svg:width="21.041cm" svg:height="14.017cm" svg:x="4.2cm" svg:y="4.6cm" presentation:class="graphic" presentation:user-transformed="true">
          <draw:image xlink:href="Pictures/10006A1E000050340000356F48DA247348E95F7C.svg" xlink:type="simple" xlink:show="embed" xlink:actuate="onLoad" loext:mime-type="image/svg+xml">
            <text:p/>
          </draw:image>
          <draw:image xlink:href="Pictures/100002010000030800000205A505EDBF0E33A821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Интеграция с CRM</text:p>
          </draw:text-box>
        </draw:frame>
        <draw:frame draw:style-name="gr3" draw:text-style-name="P5" draw:layer="layout" svg:width="12.233cm" svg:height="12.18cm" svg:x="7.883cm" svg:y="6cm" presentation:class="graphic">
          <draw:image xlink:href="Pictures/10007C8D00008D7D00008CDF1DCBB215D666F1D0.svg" xlink:type="simple" xlink:show="embed" xlink:actuate="onLoad" loext:mime-type="image/svg+xml">
            <text:p/>
          </draw:image>
          <draw:image xlink:href="Pictures/10000201000002C5000002C2A8B90B5B92B3A271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4:21:02.814541764</meta:creation-date>
    <meta:editing-duration>PT2H22M51S</meta:editing-duration>
    <meta:editing-cycles>8</meta:editing-cycles>
    <meta:generator>LibreOffice/6.4.5.2$Linux_X86_64 LibreOffice_project/40$Build-2</meta:generator>
    <dc:title>Impress</dc:title>
    <dc:date>2020-12-15T11:38:47.993039937</dc:date>
    <meta:document-statistic meta:object-count="66"/>
  </office:meta>
</office:document-meta>
</file>